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25-09-24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25-06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25-03-27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0056" calcext:value-type="float">
            <text:p>69.7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24-11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24-10-03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0056" calcext:value-type="float">
            <text:p>69.7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24-06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24-01-1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23-11-07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23-04-13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23-02-1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9472" calcext:value-type="float">
            <text:p>69.6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22-09-2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22-07-22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22-04-11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22-01-1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21-11-1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348" calcext:value-type="float">
            <text:p>69.7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21-07-01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21-03-26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20-10-13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20-07-15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20-01-0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9-10-1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9-07-17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9-03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9-01-3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8-10-15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8-07-0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8-04-1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8-01-11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7-10-3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7-07-25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7-04-2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6-12-14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6-09-14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4128" calcext:value-type="float">
            <text:p>69.6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6-06-30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6-03-23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5-12-30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0976" calcext:value-type="float">
            <text:p>69.5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5-09-09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7928" calcext:value-type="float">
            <text:p>69.5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5-04-20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6968" calcext:value-type="float">
            <text:p>69.4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5-02-05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4-11-06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2688" calcext:value-type="float">
            <text:p>69.5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4-06-1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1248" calcext:value-type="float">
            <text:p>69.4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4-02-10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4-01-1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3-10-25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1248" calcext:value-type="float">
            <text:p>69.4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3-06-19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2-06-1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2-01-03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1-08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1-05-1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7992" calcext:value-type="float">
            <text:p>69.2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10-11-0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09-10-1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09-06-15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09-02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08-10-1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08-07-0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0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06-10-2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06-04-2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05-08-0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3</text:p>
          </table:table-cell>
          <table:table-cell office:value-type="string" calcext:value-type="string">
            <text:p>05 144-10.67X05-72 (3) [OW-3C (Middle)]</text:p>
          </table:table-cell>
          <table:table-cell office:value-type="string" calcext:value-type="string">
            <text:p>2005-02-1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